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7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eviceName</text:p>
          </table:table-cell>
          <table:table-cell office:value-type="string">
            <text:p>Стенд N 2</text:p>
          </table:table-cell>
        </table:table-row>
        <table:table-row table:style-name="ro1">
          <table:table-cell office:value-type="string">
            <text:p>LTime</text:p>
          </table:table-cell>
          <table:table-cell office:value-type="float" office:value="603.366281">
            <text:p>603,366281</text:p>
          </table:table-cell>
        </table:table-row>
        <table:table-row table:style-name="ro1">
          <table:table-cell office:value-type="string">
            <text:p>KevPerCh</text:p>
          </table:table-cell>
          <table:table-cell/>
        </table:table-row>
        <table:table-row table:style-name="ro1">
          <table:table-cell office:value-type="string">
            <text:p>NullEnCh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hannel</text:p>
          </table:table-cell>
          <table:table-cell office:value-type="string">
            <text:p>Count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3">
            <text:p>14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7">
            <text:p>14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8">
            <text:p>15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7">
            <text:p>1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53">
            <text:p>15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1">
            <text:p>15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06">
            <text:p>1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9">
            <text:p>16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4">
            <text:p>17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1">
            <text:p>17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9">
            <text:p>17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1">
            <text:p>17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9">
            <text:p>17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1">
            <text:p>18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2">
            <text:p>20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3">
            <text:p>20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4">
            <text:p>20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5">
            <text:p>20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6">
            <text:p>20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9.09.2018</text:date>, <text:time>03:41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04" meta:object-count="0"/>
    <meta:generator>OpenOffice/4.1.5$Win32 OpenOffice.org_project/415m1$Build-9789</meta:generator>
  </office:meta>
</office:document-meta>
</file>